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mo" svg:font-family="Arimo, Tahoma, NanumGothic, '맑은 고딕', 'Malgun Gothic', '맑은 고딕', Dotum, sans-serif"/>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style:font-face style:name="新細明體" svg:font-family="新細明體" style:font-family-generic="system" style:font-pitch="variable"/>
    <style:font-face style:name="標楷體" svg:font-family="標楷體" style:font-family-generic="system" style:font-pitch="variable"/>
  </office:font-face-decls>
  <office:automatic-styles>
    <style:style style:name="Table1" style:family="table">
      <style:table-properties style:width="7.2465in" fo:margin-top="0in" fo:margin-bottom="0in" table:align="center" style:writing-mode="lr-tb"/>
    </style:style>
    <style:style style:name="Table1.A" style:family="table-column">
      <style:table-column-properties style:column-width="0.5083in"/>
    </style:style>
    <style:style style:name="Table1.B" style:family="table-column">
      <style:table-column-properties style:column-width="2.1521in"/>
    </style:style>
    <style:style style:name="Table1.C" style:family="table-column">
      <style:table-column-properties style:column-width="0.4986in"/>
    </style:style>
    <style:style style:name="Table1.D" style:family="table-column">
      <style:table-column-properties style:column-width="2.1458in"/>
    </style:style>
    <style:style style:name="Table1.E" style:family="table-column">
      <style:table-column-properties style:column-width="0.4924in"/>
    </style:style>
    <style:style style:name="Table1.F" style:family="table-column">
      <style:table-column-properties style:column-width="1.4486in"/>
    </style:style>
    <style:style style:name="Table1.1" style:family="table-row">
      <style:table-row-properties fo:keep-together="auto"/>
    </style:style>
    <style:style style:name="Table1.A1" style:family="table-cell">
      <style:table-cell-properties style:vertical-align="middle" fo:background-color="#404040" fo:padding-left="0.0194in" fo:padding-right="0.0194in" fo:padding-top="0in" fo:padding-bottom="0in" fo:border-left="1.5pt solid #000000" fo:border-right="1.5pt solid #e7e6e6" fo:border-top="1.5pt solid #000000" fo:border-bottom="1.5pt solid #000000">
        <style:background-image/>
      </style:table-cell-properties>
    </style:style>
    <style:style style:name="Table1.B1" style:family="table-cell">
      <style:table-cell-properties style:vertical-align="middle" fo:background-color="#404040" fo:padding-left="0.0194in" fo:padding-right="0.0194in" fo:padding-top="0in" fo:padding-bottom="0in" fo:border-left="1.5pt solid #e7e6e6" fo:border-right="1.5pt solid #000000" fo:border-top="1.5pt solid #000000" fo:border-bottom="1.5pt solid #000000">
        <style:background-image/>
      </style:table-cell-properties>
    </style:style>
    <style:style style:name="Table1.A2" style:family="table-cell">
      <style:table-cell-properties style:vertical-align="middle" fo:background-color="#fff2cc" fo:padding-left="0.0194in" fo:padding-right="0.0194in" fo:padding-top="0in" fo:padding-bottom="0in" fo:border-left="1.5pt solid #000000" fo:border-right="1pt solid #000000" fo:border-top="1.5pt solid #000000" fo:border-bottom="1pt solid #000000">
        <style:background-image/>
      </style:table-cell-properties>
    </style:style>
    <style:style style:name="Table1.B2" style:family="table-cell">
      <style:table-cell-properties style:vertical-align="middle" fo:background-color="#fff2cc" fo:padding-left="0.0194in" fo:padding-right="0.0194in" fo:padding-top="0in" fo:padding-bottom="0in" fo:border-left="1pt solid #000000" fo:border-right="1.5pt solid #000000" fo:border-top="1.5pt solid #000000" fo:border-bottom="1pt solid #000000">
        <style:background-image/>
      </style:table-cell-properties>
    </style:style>
    <style:style style:name="Table1.C2" style:family="table-cell">
      <style:table-cell-properties style:vertical-align="middle" fo:background-color="transparent" fo:padding-left="0.0194in" fo:padding-right="0.0194in" fo:padding-top="0in" fo:padding-bottom="0in" fo:border-left="1.5pt solid #000000" fo:border-right="1.5pt solid #000000" fo:border-top="1.5pt solid #000000" fo:border-bottom="1pt solid #000000">
        <style:background-image/>
      </style:table-cell-properties>
    </style:style>
    <style:style style:name="Table1.3" style:family="table-row">
      <style:table-row-properties style:min-row-height="0.7431in" fo:keep-together="auto"/>
    </style:style>
    <style:style style:name="Table1.A3" style:family="table-cell">
      <style:table-cell-properties style:vertical-align="middle" fo:background-color="#deeaf6" fo:padding-left="0.0194in" fo:padding-right="0.0194in" fo:padding-top="0in" fo:padding-bottom="0in" fo:border-left="1.5pt solid #000000" fo:border-right="1pt solid #000000" fo:border-top="1pt solid #000000" fo:border-bottom="1pt solid #000000">
        <style:background-image/>
      </style:table-cell-properties>
    </style:style>
    <style:style style:name="Table1.B3" style:family="table-cell">
      <style:table-cell-properties style:vertical-align="middle" fo:background-color="#deeaf6" fo:padding-left="0.0194in" fo:padding-right="0.0194in" fo:padding-top="0in" fo:padding-bottom="0in" fo:border-left="1pt solid #000000" fo:border-right="1.5pt solid #000000" fo:border-top="1pt solid #000000" fo:border-bottom="1pt solid #000000">
        <style:background-image/>
      </style:table-cell-properties>
    </style:style>
    <style:style style:name="Table1.C3" style:family="table-cell">
      <style:table-cell-properties style:vertical-align="middle" fo:background-color="transparent" fo:padding-left="0.0194in" fo:padding-right="0.0194in" fo:padding-top="0in" fo:padding-bottom="0in" fo:border-left="1.5pt solid #000000" fo:border-right="1pt solid #000000" fo:border-top="1pt solid #000000" fo:border-bottom="1pt solid #000000">
        <style:background-image/>
      </style:table-cell-properties>
    </style:style>
    <style:style style:name="Table1.D3" style:family="table-cell">
      <style:table-cell-properties style:vertical-align="middle" fo:background-color="transparent" fo:padding-left="0.0194in" fo:padding-right="0.0194in" fo:padding-top="0in" fo:padding-bottom="0in" fo:border-left="1pt solid #000000" fo:border-right="1.5pt solid #000000" fo:border-top="1pt solid #000000" fo:border-bottom="1pt solid #000000">
        <style:background-image/>
      </style:table-cell-properties>
    </style:style>
    <style:style style:name="Table1.4" style:family="table-row">
      <style:table-row-properties style:min-row-height="0.0292in" fo:keep-together="auto"/>
    </style:style>
    <style:style style:name="Table1.A4" style:family="table-cell">
      <style:table-cell-properties style:vertical-align="middle" fo:background-color="#fff2cc" fo:padding-left="0.0194in" fo:padding-right="0.0194in" fo:padding-top="0in" fo:padding-bottom="0in" fo:border-left="1.5pt solid #000000" fo:border-right="1pt solid #000000" fo:border-top="1pt solid #000000" fo:border-bottom="1pt solid #000000">
        <style:background-image/>
      </style:table-cell-properties>
    </style:style>
    <style:style style:name="Table1.B4" style:family="table-cell">
      <style:table-cell-properties style:vertical-align="middle" fo:background-color="#fff2cc" fo:padding-left="0.0194in" fo:padding-right="0.0194in" fo:padding-top="0in" fo:padding-bottom="0in" fo:border-left="1pt solid #000000" fo:border-right="1.5pt solid #000000" fo:border-top="1pt solid #000000" fo:border-bottom="1pt solid #000000">
        <style:background-image/>
      </style:table-cell-properties>
    </style:style>
    <style:style style:name="Table1.C4" style:family="table-cell">
      <style:table-cell-properties style:vertical-align="middle" fo:background-color="#d9e2f3" fo:padding-left="0.0194in" fo:padding-right="0.0194in" fo:padding-top="0in" fo:padding-bottom="0in" fo:border-left="1.5pt solid #000000" fo:border-right="1pt solid #000000" fo:border-top="1pt solid #000000" fo:border-bottom="1pt solid #000000">
        <style:background-image/>
      </style:table-cell-properties>
    </style:style>
    <style:style style:name="Table1.D4" style:family="table-cell">
      <style:table-cell-properties style:vertical-align="middle" fo:background-color="#d9e2f3" fo:padding-left="0.0194in" fo:padding-right="0.0194in" fo:padding-top="0in" fo:padding-bottom="0in" fo:border-left="1pt solid #000000" fo:border-right="1.5pt solid #000000" fo:border-top="1pt solid #000000" fo:border-bottom="1pt solid #000000">
        <style:background-image/>
      </style:table-cell-properties>
    </style:style>
    <style:style style:name="Table1.5" style:family="table-row">
      <style:table-row-properties style:min-row-height="0.1917in" fo:keep-together="auto"/>
    </style:style>
    <style:style style:name="Table1.A5" style:family="table-cell">
      <style:table-cell-properties style:vertical-align="middle" fo:background-color="#e2efd9" fo:padding-left="0.0194in" fo:padding-right="0.0194in" fo:padding-top="0in" fo:padding-bottom="0in" fo:border-left="1.5pt solid #000000" fo:border-right="1pt solid #000000" fo:border-top="1pt solid #000000" fo:border-bottom="1pt solid #000000">
        <style:background-image/>
      </style:table-cell-properties>
    </style:style>
    <style:style style:name="Table1.B5" style:family="table-cell">
      <style:table-cell-properties style:vertical-align="middle" fo:background-color="#e2efd9" fo:padding-left="0.0194in" fo:padding-right="0.0194in" fo:padding-top="0in" fo:padding-bottom="0in" fo:border-left="1pt solid #000000" fo:border-right="1.5pt solid #000000" fo:border-top="1pt solid #000000" fo:border-bottom="1pt solid #000000">
        <style:background-image/>
      </style:table-cell-properties>
    </style:style>
    <style:style style:name="Table1.E5" style:family="table-cell">
      <style:table-cell-properties style:vertical-align="middle" fo:background-color="#e2efd9" fo:padding-left="0.0194in" fo:padding-right="0.0194in" fo:padding-top="0in" fo:padding-bottom="0in" fo:border-left="1.5pt solid #000000" fo:border-right="1pt solid #000000" fo:border-top="1pt solid #000000" fo:border-bottom="1.5pt solid #000000">
        <style:background-image/>
      </style:table-cell-properties>
    </style:style>
    <style:style style:name="Table1.F5" style:family="table-cell">
      <style:table-cell-properties style:vertical-align="middle" fo:background-color="#e2efd9" fo:padding-left="0.0194in" fo:padding-right="0.0194in" fo:padding-top="0in" fo:padding-bottom="0in" fo:border-left="1pt solid #000000" fo:border-right="1.5pt solid #000000" fo:border-top="1pt solid #000000" fo:border-bottom="1.5pt solid #000000">
        <style:background-image/>
      </style:table-cell-properties>
    </style:style>
    <style:style style:name="Table1.6" style:family="table-row">
      <style:table-row-properties style:min-row-height="0.1389in" fo:keep-together="auto"/>
    </style:style>
    <style:style style:name="Table1.7" style:family="table-row">
      <style:table-row-properties style:min-row-height="0.2715in" fo:keep-together="auto"/>
    </style:style>
    <style:style style:name="Table1.8" style:family="table-row">
      <style:table-row-properties style:min-row-height="0.25in" fo:keep-together="auto"/>
    </style:style>
    <style:style style:name="Table1.9" style:family="table-row">
      <style:table-row-properties style:min-row-height="0.7306in" fo:keep-together="auto"/>
    </style:style>
    <style:style style:name="Table1.E9" style:family="table-cell">
      <style:table-cell-properties style:vertical-align="middle" fo:background-color="transparent" fo:padding-left="0.0194in" fo:padding-right="0.0194in" fo:padding-top="0in" fo:padding-bottom="0in" fo:border-left="1.5pt solid #000000" fo:border-right="1.5pt solid #000000" fo:border-top="1pt solid #000000" fo:border-bottom="1.5pt solid #000000">
        <style:background-image/>
      </style:table-cell-properties>
    </style:style>
    <style:style style:name="Table1.11" style:family="table-row">
      <style:table-row-properties style:min-row-height="0.6118in" fo:keep-together="auto"/>
    </style:style>
    <style:style style:name="Table1.13" style:family="table-row">
      <style:table-row-properties style:min-row-height="0.2146in" fo:keep-together="auto"/>
    </style:style>
    <style:style style:name="Table1.14" style:family="table-row">
      <style:table-row-properties style:min-row-height="0.8618in" fo:keep-together="auto"/>
    </style:style>
    <style:style style:name="Table1.A15" style:family="table-cell">
      <style:table-cell-properties style:vertical-align="middle" fo:background-color="#ffccff" fo:padding-left="0.0194in" fo:padding-right="0.0194in" fo:padding-top="0in" fo:padding-bottom="0in" fo:border-left="1.5pt solid #000000" fo:border-right="1pt solid #000000" fo:border-top="1pt solid #000000" fo:border-bottom="1.5pt solid #000000">
        <style:background-image/>
      </style:table-cell-properties>
    </style:style>
    <style:style style:name="Table1.B15" style:family="table-cell">
      <style:table-cell-properties style:vertical-align="middle" fo:background-color="#ffccff" fo:padding-left="0.0194in" fo:padding-right="0.0194in" fo:padding-top="0in" fo:padding-bottom="0in" fo:border-left="1pt solid #000000" fo:border-right="1.5pt solid #000000" fo:border-top="1pt solid #000000" fo:border-bottom="1.5pt solid #000000">
        <style:background-image/>
      </style:table-cell-properties>
    </style:style>
    <style:style style:name="P1" style:family="paragraph" style:parent-style-name="Body">
      <style:paragraph-properties fo:line-height="100%" fo:text-align="center" style:justify-single-word="false" style:vertical-align="middle" style:snap-to-layout-gri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s>
      </style:paragraph-properties>
    </style:style>
    <style:style style:name="P2" style:family="paragraph" style:parent-style-name="Body">
      <style:paragraph-properties fo:line-height="100%" fo:text-align="center" style:justify-single-word="false" style:vertical-align="middle" style:snap-to-layout-grid="false">
        <style:tab-stops>
          <style:tab-stop style:position="0.4925in"/>
          <style:tab-stop style:position="0.9839in"/>
          <style:tab-stop style:position="1.4764in"/>
          <style:tab-stop style:position="1.9689in"/>
          <style:tab-stop style:position="2.4602in"/>
          <style:tab-stop style:position="2.9528in"/>
          <style:tab-stop style:position="3.4453in"/>
          <style:tab-stop style:position="3.9366in"/>
          <style:tab-stop style:position="4.4291in"/>
          <style:tab-stop style:position="4.9217in"/>
          <style:tab-stop style:position="5.4134in"/>
          <style:tab-stop style:position="5.9055in"/>
        </style:tab-stops>
      </style:paragraph-properties>
      <style:text-properties style:font-name="Times New Roman" style:font-name-asian="標楷體"/>
    </style:style>
    <style:style style:name="P3" style:family="paragraph" style:parent-style-name="Heading_20_2">
      <loext:graphic-properties draw:fill="solid" draw:fill-color="#ffffff"/>
      <style:paragraph-properties fo:line-height="100%" fo:text-align="center" style:justify-single-word="false" fo:background-color="#ffffff"/>
    </style:style>
    <style:style style:name="P4" style:family="paragraph" style:parent-style-name="Heading_20_2">
      <loext:graphic-properties draw:fill="solid" draw:fill-color="#ffffff"/>
      <style:paragraph-properties fo:line-height="100%" fo:text-align="center" style:justify-single-word="false" fo:break-before="page" fo:background-color="#ffffff"/>
    </style:style>
    <style:style style:name="P5" style:family="paragraph" style:parent-style-name="Heading_20_2" style:master-page-name="Standard">
      <loext:graphic-properties draw:fill="solid" draw:fill-color="#ffffff"/>
      <style:paragraph-properties fo:line-height="100%" fo:text-align="center" style:justify-single-word="false" style:page-number="auto" fo:background-color="#ffffff"/>
    </style:style>
    <style:style style:name="P6" style:family="paragraph" style:parent-style-name="List_20_Paragraph" style:list-style-name="WWNum27"/>
    <style:style style:name="P7" style:family="paragraph" style:parent-style-name="List_20_Paragraph" style:list-style-name="WWNum19"/>
    <style:style style:name="P8" style:family="paragraph" style:parent-style-name="List_20_Paragraph" style:list-style-name="WWNum20"/>
    <style:style style:name="P9" style:family="paragraph" style:parent-style-name="List_20_Paragraph" style:list-style-name="WWNum21"/>
    <style:style style:name="P10" style:family="paragraph" style:parent-style-name="List_20_Paragraph" style:list-style-name="WWNum15"/>
    <style:style style:name="P11" style:family="paragraph" style:parent-style-name="List_20_Paragraph" style:list-style-name="WWNum25"/>
    <style:style style:name="P12" style:family="paragraph" style:parent-style-name="List_20_Paragraph" style:list-style-name="WWNum26"/>
    <style:style style:name="P13" style:family="paragraph" style:parent-style-name="List_20_Paragraph" style:list-style-name="WWNum22"/>
    <style:style style:name="P14" style:family="paragraph" style:parent-style-name="List_20_Paragraph" style:list-style-name="WWNum17"/>
    <style:style style:name="P15" style:family="paragraph" style:parent-style-name="PaperStyle" style:list-style-name="WWNum18"/>
    <style:style style:name="P16" style:family="paragraph" style:parent-style-name="Standard">
      <style:paragraph-properties fo:orphans="2" fo:widows="2"/>
      <style:text-properties fo:color="#8b2525" style:font-name="Times New Roman" fo:font-weight="bold" style:font-name-asian="新細明體" style:font-weight-asian="bold" style:font-name-complex="Times New Roman1" style:font-size-complex="12pt" style:font-weight-complex="bold"/>
    </style:style>
    <style:style style:name="P17" style:family="paragraph" style:parent-style-name="Standard">
      <style:paragraph-properties fo:text-align="justify" style:justify-single-word="false" fo:orphans="2" fo:widows="2"/>
    </style:style>
    <style:style style:name="P18" style:family="paragraph" style:parent-style-name="Standard">
      <style:text-properties fo:color="#ff0000" style:font-name="Times New Roman" style:font-name-complex="Times New Roman1" style:font-size-complex="12pt"/>
    </style:style>
    <style:style style:name="P19" style:family="paragraph" style:parent-style-name="Standard">
      <style:paragraph-properties fo:orphans="2" fo:widows="2"/>
      <style:text-properties fo:color="#ff0000" style:font-name="Times New Roman" fo:font-weight="bold" style:font-weight-asian="bold" style:font-name-complex="Times New Roman1" style:font-size-complex="12pt" style:font-weight-complex="bold"/>
    </style:style>
    <style:style style:name="P20" style:family="paragraph" style:parent-style-name="Standard">
      <style:paragraph-properties fo:orphans="2" fo:widows="2"/>
      <style:text-properties fo:color="#c00000" style:font-name="Times New Roman" fo:font-size="14pt" fo:font-weight="bold" style:font-size-asian="14pt" style:font-weight-asian="bold" style:font-name-complex="Times New Roman1" style:font-size-complex="14pt" style:font-weight-complex="bold"/>
    </style:style>
    <style:style style:name="P21" style:family="paragraph" style:parent-style-name="Standard">
      <style:paragraph-properties fo:margin-top="0.1252in" fo:margin-bottom="0in" loext:contextual-spacing="false"/>
    </style:style>
    <style:style style:name="P22" style:family="paragraph" style:parent-style-name="Standard">
      <style:paragraph-properties fo:margin-top="0.1252in" fo:margin-bottom="0in" loext:contextual-spacing="false"/>
      <style:text-properties fo:color="#8b2525" style:font-name="Times New Roman" fo:font-weight="bold" style:font-name-asian="新細明體" style:font-weight-asian="bold" style:font-name-complex="Times New Roman1" style:font-size-complex="12pt" style:font-weight-complex="bold"/>
    </style:style>
    <style:style style:name="P23" style:family="paragraph" style:parent-style-name="Standard">
      <style:paragraph-properties fo:margin-top="0.1252in" fo:margin-bottom="0in" loext:contextual-spacing="false" fo:text-align="justify" style:justify-single-word="false" fo:orphans="2" fo:widows="2"/>
    </style:style>
    <style:style style:name="P24" style:family="paragraph" style:parent-style-name="Standard">
      <style:paragraph-properties fo:margin-left="0in" fo:margin-right="0in" fo:text-align="justify" style:justify-single-word="false" fo:orphans="2" fo:widows="2" fo:text-indent="0.3335in" style:auto-text-indent="false"/>
    </style:style>
    <style:style style:name="P25" style:family="paragraph" style:parent-style-name="Standard">
      <style:paragraph-properties fo:break-before="page"/>
    </style:style>
    <style:style style:name="P26" style:family="paragraph" style:parent-style-name="Standard">
      <style:paragraph-properties fo:margin-top="0.1252in" fo:margin-bottom="0.05in" loext:contextual-spacing="false"/>
    </style:style>
    <style:style style:name="T1" style:family="text">
      <style:text-properties style:font-name="Times New Roman" fo:font-size="18pt" style:font-size-asian="18pt" style:font-name-complex="Times New Roman1" style:font-size-complex="18pt"/>
    </style:style>
    <style:style style:name="T2" style:family="text">
      <style:text-properties style:font-name="Times New Roman" style:font-name-asian="標楷體"/>
    </style:style>
    <style:style style:name="T3" style:family="text">
      <style:text-properties style:font-name="Times New Roman" fo:font-size="11pt" fo:letter-spacing="-0.0071in" style:font-name-asian="標楷體" style:font-size-asian="11pt" style:font-size-complex="9pt"/>
    </style:style>
    <style:style style:name="T4" style:family="text">
      <style:text-properties style:font-name="Times New Roman" fo:font-size="11pt" style:font-name-asian="標楷體" style:font-size-asian="11pt" style:font-size-complex="9pt"/>
    </style:style>
    <style:style style:name="T5" style:family="text">
      <style:text-properties style:font-name="Times New Roman" fo:font-weight="bold" style:letter-kerning="false" style:font-weight-asian="bold" style:font-name-complex="Times New Roman1" style:font-size-complex="12pt" style:font-weight-complex="bold"/>
    </style:style>
    <style:style style:name="T6" style:family="text">
      <style:text-properties style:font-name="Times New Roman" style:letter-kerning="false" style:font-name-complex="Times New Roman1" style:font-size-complex="12pt"/>
    </style:style>
    <style:style style:name="T7" style:family="text">
      <style:text-properties style:font-name="Times New Roman" style:letter-kerning="false" style:font-name-complex="Times New Roman1" style:font-size-complex="12pt" style:font-weight-complex="bold"/>
    </style:style>
    <style:style style:name="T8" style:family="text">
      <style:text-properties style:font-name="Times New Roman" style:letter-kerning="false" style:language-asian="en" style:country-asian="US" style:font-name-complex="Times New Roman1" style:font-size-complex="12pt" fo:background-color="#c0c0c0"/>
    </style:style>
    <style:style style:name="T9" style:family="text">
      <style:text-properties style:font-name="Times New Roman" style:font-name-complex="Times New Roman1"/>
    </style:style>
    <style:style style:name="T10" style:family="text">
      <style:text-properties style:font-name="Times New Roman" style:font-name-complex="Times New Roman1" style:font-size-complex="12pt"/>
    </style:style>
    <style:style style:name="T11" style:family="text">
      <style:text-properties style:font-name="Times New Roman" style:font-name-complex="Times New Roman1" style:font-size-complex="12pt" style:font-style-complex="italic"/>
    </style:style>
    <style:style style:name="T12" style:family="text">
      <style:text-properties style:font-name="Times New Roman" style:font-name-complex="Times New Roman1" fo:background-color="#c0c0c0"/>
    </style:style>
    <style:style style:name="T13" style:family="text">
      <style:text-properties style:font-name="Times New Roman" style:font-name-complex="Times New Roman1"/>
    </style:style>
    <style:style style:name="T14" style:family="text">
      <style:text-properties style:font-name="Times New Roman" style:font-name-complex="Times New Roman1" style:font-style-complex="italic"/>
    </style:style>
    <style:style style:name="T15" style:family="text">
      <style:text-properties style:font-name="Times New Roman" style:font-name-complex="Times New Roman1" style:font-style-complex="italic"/>
    </style:style>
    <style:style style:name="T16" style:family="text">
      <style:text-properties style:font-name="Times New Roman" style:letter-kerning="true" style:language-asian="zh" style:country-asian="TW" style:font-name-complex="Times New Roman1"/>
    </style:style>
    <style:style style:name="T17" style:family="text">
      <style:text-properties fo:color="#e7e6e6" style:font-name="Times New Roman" fo:font-weight="bold" style:font-name-asian="標楷體" style:font-weight-asian="bold" style:font-weight-complex="bold"/>
    </style:style>
    <style:style style:name="T18" style:family="text">
      <style:text-properties fo:color="#8b2525" style:font-name="Times New Roman" fo:font-weight="bold" style:font-name-asian="新細明體" style:font-weight-asian="bold" style:font-name-complex="Times New Roman1" style:font-size-complex="12pt" style:font-weight-complex="bold"/>
    </style:style>
    <style:style style:name="T19" style:family="text">
      <style:text-properties fo:color="#000000" style:font-name="Times New Roman" style:font-name-asian="Times New Roman1" style:font-name-complex="Times New Roman1" style:font-size-complex="12pt"/>
    </style:style>
    <style:style style:name="T20" style:family="text">
      <style:text-properties fo:font-variant="small-caps" style:font-name="Times New Roman" fo:font-size="18pt" style:font-size-asian="18pt" style:font-name-complex="Times New Roman1" style:font-size-complex="18pt"/>
    </style:style>
    <style:style style:name="T21" style:family="text">
      <style:text-properties fo:color="#c00000" style:font-name="Times New Roman" fo:font-size="14pt" fo:font-weight="bold" style:font-size-asian="14pt" style:font-weight-asian="bold" style:font-name-complex="Times New Roman1" style:font-size-complex="14pt" style:font-weight-complex="bold"/>
    </style:style>
    <style:style style:name="T22" style:family="text">
      <style:text-properties fo:color="#943634" style:font-name="Times New Roman" style:font-name-complex="Times New Roman1" style:font-style-complex="italic"/>
    </style:style>
    <style:style style:name="T23" style:family="text">
      <style:text-properties fo:color="#943634" style:font-name="Times New Roman" style:font-name-complex="Times New Roman1"/>
    </style:style>
    <style:style style:name="T24" style:family="text">
      <style:text-properties fo:color="#943634" style:font-name="Times New Roman" style:font-name-complex="Times New Roman1" style:font-size-complex="12pt" style:font-style-complex="italic"/>
    </style:style>
    <style:style style:name="T25" style:family="text">
      <style:text-properties fo:color="#212529" style:font-name="Times New Roman" fo:background-color="#ffffff" loext:char-shading-value="0" style:font-name-complex="Times New Roman1" style:font-style-complex="italic"/>
    </style:style>
    <style:style style:name="T26" style:family="text">
      <style:text-properties fo:color="#0000cc" style:font-name="Times New Roman" fo:font-size="14pt" fo:font-style="italic" style:font-size-asian="14pt" style:font-style-asian="italic" style:font-name-complex="Times New Roman1" style:font-size-complex="14pt" style:font-style-complex="italic"/>
    </style:style>
    <style:style style:name="T27" style:family="text">
      <style:text-properties fo:font-variant="normal" fo:text-transform="none" fo:color="#36393d" style:font-name="Times New Roman" fo:font-size="11.25pt" fo:letter-spacing="normal" fo:font-style="normal" fo:font-weight="normal" style:letter-kerning="false" style:language-asian="en" style:country-asian="US" style:font-name-complex="Times New Roman1" style:font-size-complex="12pt" fo:background-color="#c0c0c0"/>
    </style:style>
    <style:style style:name="T28" style:family="text">
      <style:text-properties fo:font-variant="normal" fo:text-transform="none" fo:color="#36393d" style:font-name="Times New Roman" fo:font-size="12pt" fo:letter-spacing="normal" fo:font-style="normal" fo:font-weight="normal" style:letter-kerning="false" style:font-size-asian="12pt" style:language-asian="en" style:country-asian="US" style:font-name-complex="Times New Roman1" style:font-size-complex="12pt" fo:background-color="#c0c0c0"/>
    </style:style>
    <style:style style:name="T29" style:family="text">
      <style:text-properties fo:font-variant="normal" fo:text-transform="none" fo:color="#000000" style:font-name="Times New Roman" fo:font-size="12pt" fo:letter-spacing="normal" fo:font-style="normal" fo:font-weight="normal" style:letter-kerning="false" style:font-size-asian="12pt" style:language-asian="en" style:country-asian="US" style:font-name-complex="Times New Roman1" style:font-size-complex="12pt" fo:background-color="#c0c0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span text:style-name="T1">IEEE RTCSA 2022 Technical Program</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text:span text:style-name="T17">Time</text:span></text:p>
          </table:table-cell>
          <table:table-cell table:style-name="Table1.B1" office:value-type="string">
            <text:p text:style-name="P1"><text:span text:style-name="T17">Aug. 23 (Tue)</text:span></text:p>
          </table:table-cell>
          <table:table-cell table:style-name="Table1.A1" office:value-type="string">
            <text:p text:style-name="P1"><text:span text:style-name="T17">Time</text:span></text:p>
          </table:table-cell>
          <table:table-cell table:style-name="Table1.B1" office:value-type="string">
            <text:p text:style-name="P1"><text:span text:style-name="T17">Aug. 24 (Wed)</text:span></text:p>
          </table:table-cell>
          <table:table-cell table:style-name="Table1.A1" office:value-type="string">
            <text:p text:style-name="P1"><text:span text:style-name="T17">Time</text:span></text:p>
          </table:table-cell>
          <table:table-cell table:style-name="Table1.B1" office:value-type="string">
            <text:p text:style-name="P1"><text:span text:style-name="T17">Aug. 25 (Thur)</text:span></text:p>
          </table:table-cell>
        </table:table-row>
        <table:table-row table:style-name="Table1.1">
          <table:table-cell table:style-name="Table1.A2" office:value-type="string">
            <text:p text:style-name="P1"><text:span text:style-name="T2">08:45<text:line-break/>09:00</text:span></text:p>
          </table:table-cell>
          <table:table-cell table:style-name="Table1.B2" office:value-type="string">
            <text:p text:style-name="P1"><text:span text:style-name="T2">Opening</text:span></text:p>
          </table:table-cell>
          <table:table-cell table:style-name="Table1.C2" table:number-columns-spanned="2" office:value-type="string">
            <text:p text:style-name="P2"/>
          </table:table-cell>
          <table:covered-table-cell/>
          <table:table-cell table:style-name="Table1.C2" table:number-columns-spanned="2" office:value-type="string">
            <text:p text:style-name="P2"/>
          </table:table-cell>
          <table:covered-table-cell/>
        </table:table-row>
        <table:table-row table:style-name="Table1.3">
          <table:table-cell table:style-name="Table1.A3" office:value-type="string">
            <text:p text:style-name="P1"><text:span text:style-name="T2">09:00<text:line-break/>10:00</text:span></text:p>
          </table:table-cell>
          <table:table-cell table:style-name="Table1.B3" office:value-type="string">
            <text:p text:style-name="P1"><text:span text:style-name="T2">Keynote 1</text:span></text:p>
          </table:table-cell>
          <table:table-cell table:style-name="Table1.C3" office:value-type="string">
            <text:p text:style-name="P1"><text:span text:style-name="T2">09:00<text:line-break/>10:00</text:span></text:p>
          </table:table-cell>
          <table:table-cell table:style-name="Table1.D3" office:value-type="string">
            <text:p text:style-name="P2"/>
          </table:table-cell>
          <table:table-cell table:style-name="Table1.C3" office:value-type="string">
            <text:p text:style-name="P1"><text:span text:style-name="T2">09:00<text:line-break/>10:00</text:span></text:p>
          </table:table-cell>
          <table:table-cell table:style-name="Table1.D3" office:value-type="string">
            <text:p text:style-name="P2"/>
          </table:table-cell>
        </table:table-row>
        <table:table-row table:style-name="Table1.4">
          <table:table-cell table:style-name="Table1.A4" office:value-type="string">
            <text:p text:style-name="P1"><text:span text:style-name="T2">10:00<text:line-break/>10:30</text:span></text:p>
          </table:table-cell>
          <table:table-cell table:style-name="Table1.B4" office:value-type="string">
            <text:p text:style-name="P1"><text:span text:style-name="T2">Break</text:span></text:p>
          </table:table-cell>
          <table:table-cell table:style-name="Table1.C4" table:number-rows-spanned="2" office:value-type="string">
            <text:p text:style-name="P1"><text:span text:style-name="T2">10:00</text:span></text:p>
            <text:p text:style-name="P1"><text:span text:style-name="T2">10:40</text:span></text:p>
          </table:table-cell>
          <table:table-cell table:style-name="Table1.D4" table:number-rows-spanned="2" office:value-type="string">
            <text:p text:style-name="P1"><text:span text:style-name="T2">Keynote 2</text:span></text:p>
          </table:table-cell>
          <table:table-cell table:style-name="Table1.C3" office:value-type="string">
            <text:p text:style-name="P1"><text:span text:style-name="T2">10:00<text:line-break/>10:30</text:span></text:p>
          </table:table-cell>
          <table:table-cell table:style-name="Table1.D3" office:value-type="string">
            <text:p text:style-name="P2"/>
          </table:table-cell>
        </table:table-row>
        <table:table-row table:style-name="Table1.5">
          <table:table-cell table:style-name="Table1.A5" table:number-rows-spanned="4" office:value-type="string">
            <text:p text:style-name="P1"><text:span text:style-name="T2">10:30<text:line-break/>12:00</text:span></text:p>
          </table:table-cell>
          <table:table-cell table:style-name="Table1.B5" table:number-rows-spanned="4" office:value-type="string">
            <text:p text:style-name="P1"><text:span text:style-name="T2">Session 1: Best Paper Candidates</text:span></text:p>
          </table:table-cell>
          <table:covered-table-cell/>
          <table:covered-table-cell/>
          <table:table-cell table:style-name="Table1.E5" table:number-rows-spanned="4" office:value-type="string">
            <text:p text:style-name="P1"><text:span text:style-name="T2">10:30</text:span></text:p>
            <text:p text:style-name="P1"><text:span text:style-name="T2">12:00</text:span></text:p>
          </table:table-cell>
          <table:table-cell table:style-name="Table1.F5" table:number-rows-spanned="4" office:value-type="string">
            <text:p text:style-name="P1"><text:span text:style-name="T2">Sessions 6a, 6b: Purely Online Presentations</text:span></text:p>
          </table:table-cell>
        </table:table-row>
        <table:table-row table:style-name="Table1.6">
          <table:covered-table-cell/>
          <table:covered-table-cell/>
          <table:table-cell table:style-name="Table1.A4" office:value-type="string">
            <text:p text:style-name="P1"><text:span text:style-name="T2">10:40<text:line-break/>10:50</text:span></text:p>
          </table:table-cell>
          <table:table-cell table:style-name="Table1.B4" office:value-type="string">
            <text:p text:style-name="P1"><text:span text:style-name="T2">Break</text:span></text:p>
          </table:table-cell>
          <table:covered-table-cell/>
          <table:covered-table-cell/>
        </table:table-row>
        <table:table-row table:style-name="Table1.7">
          <table:covered-table-cell/>
          <table:covered-table-cell/>
          <table:table-cell table:style-name="Table1.C4" office:value-type="string">
            <text:p text:style-name="P1"><text:span text:style-name="T2">10:50 11:30</text:span></text:p>
          </table:table-cell>
          <table:table-cell table:style-name="Table1.D4" office:value-type="string">
            <text:p text:style-name="P1"><text:span text:style-name="T2">Keynote 3</text:span></text:p>
          </table:table-cell>
          <table:covered-table-cell/>
          <table:covered-table-cell/>
        </table:table-row>
        <table:table-row table:style-name="Table1.8">
          <table:covered-table-cell/>
          <table:covered-table-cell/>
          <table:table-cell table:style-name="Table1.A4" table:number-rows-spanned="3" office:value-type="string">
            <text:p text:style-name="P1"><text:span text:style-name="T2">11:30</text:span></text:p>
            <text:p text:style-name="P1"><text:span text:style-name="T2">13:45</text:span></text:p>
          </table:table-cell>
          <table:table-cell table:style-name="Table1.B4" table:number-rows-spanned="3" office:value-type="string">
            <text:p text:style-name="P1"><text:span text:style-name="T2">Banquet</text:span></text:p>
          </table:table-cell>
          <table:covered-table-cell/>
          <table:covered-table-cell/>
        </table:table-row>
        <table:table-row table:style-name="Table1.9">
          <table:table-cell table:style-name="Table1.A4" office:value-type="string">
            <text:p text:style-name="P1"><text:span text:style-name="T2">12:00</text:span></text:p>
            <text:p text:style-name="P1"><text:span text:style-name="T2">13:30</text:span></text:p>
          </table:table-cell>
          <table:table-cell table:style-name="Table1.B4" office:value-type="string">
            <text:p text:style-name="P1"><text:span text:style-name="T2">Lunch</text:span></text:p>
          </table:table-cell>
          <table:covered-table-cell/>
          <table:covered-table-cell/>
          <table:table-cell table:style-name="Table1.E9" table:number-rows-spanned="7" table:number-columns-spanned="2" office:value-type="string">
            <text:p text:style-name="P2"/>
          </table:table-cell>
          <table:covered-table-cell/>
        </table:table-row>
        <table:table-row table:style-name="Table1.8">
          <table:table-cell table:style-name="Table1.A5" table:number-rows-spanned="2" office:value-type="string">
            <text:p text:style-name="P1"><text:span text:style-name="T2">13:30<text:line-break/>15:00</text:span></text:p>
          </table:table-cell>
          <table:table-cell table:style-name="Table1.B5" table:number-rows-spanned="2" office:value-type="string">
            <text:p text:style-name="P1"><text:span text:style-name="T3">Session 2a: Real-time Systems (I)</text:span></text:p>
            <text:p text:style-name="P1"><text:span text:style-name="T3">Session 2b: IoT, CPS, and Emerging Applications Track (I)</text:span></text:p>
          </table:table-cell>
          <table:covered-table-cell/>
          <table:covered-table-cell/>
          <table:covered-table-cell/>
          <table:covered-table-cell/>
        </table:table-row>
        <table:table-row table:style-name="Table1.11">
          <table:covered-table-cell/>
          <table:covered-table-cell/>
          <table:table-cell table:style-name="Table1.A5" table:number-rows-spanned="2" office:value-type="string">
            <text:p text:style-name="P1"><text:span text:style-name="T2">13:45</text:span></text:p>
            <text:p text:style-name="P1"><text:span text:style-name="T2">15:15</text:span></text:p>
          </table:table-cell>
          <table:table-cell table:style-name="Table1.B5" table:number-rows-spanned="2" office:value-type="string">
            <text:p text:style-name="P1"><text:span text:style-name="T2">Session 4: Invited Papers</text:span></text:p>
          </table:table-cell>
          <table:covered-table-cell/>
          <table:covered-table-cell/>
        </table:table-row>
        <table:table-row table:style-name="Table1.8">
          <table:table-cell table:style-name="Table1.A4" table:number-rows-spanned="2" office:value-type="string">
            <text:p text:style-name="P1"><text:span text:style-name="T2">15:00<text:line-break/>15:30</text:span></text:p>
          </table:table-cell>
          <table:table-cell table:style-name="Table1.B4" table:number-rows-spanned="2" office:value-type="string">
            <text:p text:style-name="P1"><text:span text:style-name="T2">Break</text:span></text:p>
          </table:table-cell>
          <table:covered-table-cell/>
          <table:covered-table-cell/>
          <table:covered-table-cell/>
          <table:covered-table-cell/>
        </table:table-row>
        <table:table-row table:style-name="Table1.13">
          <table:covered-table-cell/>
          <table:covered-table-cell/>
          <table:table-cell table:style-name="Table1.A4" office:value-type="string">
            <text:p text:style-name="P1"><text:span text:style-name="T2">15:15</text:span></text:p>
            <text:p text:style-name="P1"><text:span text:style-name="T2">15:30</text:span></text:p>
          </table:table-cell>
          <table:table-cell table:style-name="Table1.B4" office:value-type="string">
            <text:p text:style-name="P1"><text:span text:style-name="T2">Break</text:span></text:p>
          </table:table-cell>
          <table:covered-table-cell/>
          <table:covered-table-cell/>
        </table:table-row>
        <table:table-row table:style-name="Table1.14">
          <table:table-cell table:style-name="Table1.A5" office:value-type="string">
            <text:p text:style-name="P1"><text:span text:style-name="T2">15:30<text:line-break/>17:00</text:span></text:p>
          </table:table-cell>
          <table:table-cell table:style-name="Table1.B5" office:value-type="string">
            <text:p text:style-name="P1"><text:span text:style-name="T3">Session 3a: Real-time Systems (II)</text:span></text:p>
            <text:p text:style-name="P1"><text:span text:style-name="T3">Session 3b: Embedded Systems Track (I)</text:span></text:p>
          </table:table-cell>
          <table:table-cell table:style-name="Table1.A5" office:value-type="string">
            <text:p text:style-name="P1"><text:span text:style-name="T2">15:30<text:line-break/>17:00</text:span></text:p>
          </table:table-cell>
          <table:table-cell table:style-name="Table1.B5" office:value-type="string">
            <text:p text:style-name="P1"><text:span text:style-name="T4">Session 5a: Embedded Systems Track (II)</text:span></text:p>
            <text:p text:style-name="P1"><text:span text:style-name="T4">Session 5b: IoT, CPS, and Emerging Applications Track (II)</text:span></text:p>
          </table:table-cell>
          <table:covered-table-cell/>
          <table:covered-table-cell/>
        </table:table-row>
        <table:table-row table:style-name="Table1.1">
          <table:table-cell table:style-name="Table1.A15" office:value-type="string">
            <text:p text:style-name="P1"><text:span text:style-name="T2">17:30~</text:span></text:p>
          </table:table-cell>
          <table:table-cell table:style-name="Table1.B15" office:value-type="string">
            <text:p text:style-name="P1"><text:span text:style-name="T2">Welcome Reception</text:span></text:p>
          </table:table-cell>
          <table:table-cell table:style-name="Table1.E9" table:number-columns-spanned="2" office:value-type="string">
            <text:p text:style-name="P2"/>
          </table:table-cell>
          <table:covered-table-cell/>
          <table:covered-table-cell/>
          <table:covered-table-cell/>
        </table:table-row>
      </table:table>
      <text:p text:style-name="P22"/>
      <text:p text:style-name="P16"/>
      <text:h text:style-name="P4" text:outline-level="2"><text:span text:style-name="T1">Keynote Speeches</text:span></text:h>
      <text:p text:style-name="P21"><text:span text:style-name="T18">Live Keynote 1 (Aug. 23, 09:00–10:00)</text:span></text:p>
      <text:p text:style-name="P23"><text:span text:style-name="T5">Title:</text:span><text:span text:style-name="T6"> </text:span><text:span text:style-name="T19">Rethinking of Computing - Memory-Centric or In-Memory Computing</text:span></text:p>
      <text:p text:style-name="P17"><text:span text:style-name="T5">Speaker: </text:span><text:span text:style-name="T19">Tei-Wei Kuo, National Taiwan University</text:span></text:p>
      <text:p text:style-name="P23"><text:span text:style-name="T5">Abstract</text:span></text:p>
      <text:p text:style-name="P17"><text:span text:style-name="T6">Flash memory opens a window of opportunities to a new world of computing over 20 years ago. Since then, storage devices gain their momentum in performance, energy, and even access behaviors. With over 1000 times in performance improvement over storage in recent years, there is another wave of adventure in removing traditional I/O bottlenecks in computer designs. In this talk, I shall first address the opportunities of new system architectures in computing. In particular, hybrid modules of DRAM and non-volatile memory (NVM) and all NVM-based main memory will be considered. I would also comment on a joint management framework of host/CPU and a hybrid memory module to break down the great memory wall by bridging the process information gap between host/CPU and a hybrid memory module. I will then present some solutions in neuromorphic computing which empower memory chips to own new capabilities in computing. In particular, I shall address challenges in in-memory computing in application co-designs and show how to utilize special characteristics of non-volatile memory in deep learning.</text:span></text:p>
      <text:p text:style-name="P23"><text:span text:style-name="T5">Biography</text:span></text:p>
      <text:p text:style-name="P17"><text:span text:style-name="T6">Prof. Kuo received his B.S.E. and Ph.D. degrees in Computer Science from National Taiwan University and University of Texas at Austin in 1986 and 1994, respectively. He is now Distinguished Professor of Department of Computer Science and Information Engineering of National Taiwan University, where he was an Interim President (2017.10–2019.01) and an Executive Vice President for Academics and Research (2016.08–2019.01). Between August 2019 and July 2022, Prof. Kuo took a leave to join City University of Hong Kong as Lee Shau Kee Chair Professor of Information Engineering, Advisor to President (Information Technology), and Founding Dean of College of Engineering. His research interest includes embedded systems, non-volatile-memory software designs, neuromorphic computing, and real-time systems.</text:span></text:p>
      <text:p text:style-name="P24"><text:span text:style-name="T6">Dr. Kuo is Fellow of ACM, IEEE, and US National Academy of Inventors. He is also a Member of European Academy of Sciences and Arts. He is Vice Chair of ACM SIGAPP and Chair of ACM SIGBED Award Committee. Prof. Kuo received numerous awards and recognition, including Humboldt Research Award (2021) from Alexander von Humboldt Foundation (Germany), Outstanding Technical Achievement and Leadership Award (2017) from IEEE Technical Committee on Real-Time Systems, and Distinguished Leadership Award (2017) from IEEE Technical Committee on Cyber-Physical Systems. Prof. Kuo is the founding Editor-in-Chief of ACM Transactions on Cyber-Physical Systems (2015–2021) and a program committee member of many top conferences. He has over 300 technical papers published in international journals and conferences and received many best paper awards, including the Best Paper Award from ACM/IEEE CODES+ISSS 2019 and ACM HotStorage 2021.</text:span></text:p>
      <text:p text:style-name="P18"/>
      <text:p text:style-name="P16"/>
      <text:p text:style-name="P25"><text:span text:style-name="T18">Live Keynote 2 (Aug. 24, 10:00–10:40)</text:span></text:p>
      <text:p text:style-name="P23"><text:span text:style-name="T5">Title: </text:span><text:span text:style-name="T6">Challenges and Opportunities of Next-Generation Enterprise SSD Storage</text:span></text:p>
      <text:p text:style-name="P17"><text:span text:style-name="T5">Speaker: </text:span><text:span text:style-name="T7">Khein-Seng Pua</text:span><text:span text:style-name="T6">, Phison Electronics Corp.</text:span></text:p>
      <text:p text:style-name="P23"><text:span text:style-name="T5">Abstract</text:span></text:p>
      <text:p text:style-name="P17"><text:span text:style-name="T6">Data is driving the transformation of the</text:span><text:bookmark text:name="_GoBack"/><text:span text:style-name="T6"> world, including the Internet of Everything, AI, and high-speed computing technologies. All of which are driving the digital transformation of all industries, and assisting humans and enterprises to make faster and more accurate decisions through data analysis and artificial intelligence. In such a transformation process, data storage and reading and writing behaviors play a very important role; for example, the computing results of artificial intelligence come from the collection of big data, the foundation of cloud services comes from the construction of data centers, and the server environment for high-speed computing comes from the matching stable and high-speed enterprise-level storage architecture. What kind of challenges and opportunities will enterprise SSDs face due to the transformation of these digital technologies? Welcome to join the keynote speech of </text:span><text:span text:style-name="T7">Khein-Seng Pua</text:span><text:span text:style-name="T6">, CEO of Phison, to explore the latest enterprise SSD technologies and development trends.</text:span></text:p>
      <text:p text:style-name="P23"><text:span text:style-name="T5">Biography</text:span></text:p>
      <text:p text:style-name="P17"><text:span text:style-name="T6">Khein-Seng Pua is the Founder, Chairman and CEO of Phison Electronics. He was born in a farming community Sekinchan in Selangor, Malaysia in 1974. At the age of 19, went to Taiwan with just US$4,000 in his pocket. With no relatives to help him, his only dream was to study hard, graduated from National Chiao Tung University (NCTU) in Hsinchu, Taiwan in 1997 and earned Master’s from NCTU in 1999. Mr. Pua and his four friends founded Phison Electronics Corp. in Taiwan. He designed and produced the world’s first single chip USB flash controller with other founders. Under his lead, the company has become a global leader in NAND Flash controller IC and storage solutions. </text:span></text:p>
      <text:p text:style-name="P24"><text:span text:style-name="T6">As an entrepreneur, Mr. Pua is a successful high-teck entrepreneur and the recipient of the Ten Outstanding Young Malaysian Awards , and received Outstanding Young Entrepreneur Award, Outstanding Young Manager Award and The President Award of National Management Excellence Award from the Government. He was elected as Fellow of Chinese Society for Management Of Technology in 2009. In 2010, Phison enjoyed turnover of US$1.06 billion, and had become the largest market of flash-memory related products in Asia-Pacific area and was named 65th in U.S. magazine Bloomberg Businessweek’s Tech 100. From 2015 to present, production value of Phison were ranked 3rd of IC Design Houses in Taiwan IC design industry.</text:span></text:p>
      <text:p text:style-name="P23"><text:span text:style-name="T5">Phison Electronics Corporation</text:span></text:p>
      <text:p text:style-name="P17"><text:span text:style-name="T6">Established in 2000 and headquartered in Hsinchu, Taiwan, Phison Electronics Corp. is a global leader in NAND Flash controller IC and storage solutions. The name Phi-son comes from “Five-Persons” since there were five founders who started the company as fresh graduates. In 2000, Phison developed world’s first single-chip USB flash drive controller, and successfully launched the USB-based product called Pen Drive. The term Pen Drive had since become symbolic in the realms of flash memory. For 20 years, Phison created of a wide range of innovative solutions over SSD, eMMC, UFS, SD and USB interfaces. Moreover, Phison provides system integration and total solution services across consumer, industrial and enterprise markets. As an active member in industry standards, Phison is on the Board of Directors for SDA, ONFI, UFSA and a contributor for JEDEC, PCI-SIG, MIPI, NVMe and IEEE-SA.</text:span></text:p>
      <text:p text:style-name="P25"><text:span text:style-name="T18">Live Keynote 3 (Aug. 24, 10:40–11:30)</text:span></text:p>
      <text:p text:style-name="P23"><text:span text:style-name="T5">Title: </text:span><text:span text:style-name="T19">Overview of Arm Confidential Compute Architecture</text:span></text:p>
      <text:p text:style-name="P17"><text:span text:style-name="T5">Speaker: </text:span><text:span text:style-name="T6">David Hsu, ARM Inc.</text:span></text:p>
      <text:p text:style-name="P23"><text:span text:style-name="T5">Abstract</text:span></text:p>
      <text:p text:style-name="P17"><text:span text:style-name="T6">Confidential Computing is the protection of data in use, by performing computation within a trustworthy hardware-backed secure environment. This protection shields code and data from observation or modification by privileged software and hardware agents. In this talk, we will describe how the Arm Confidential Compute Architecture (Arm CCA) enables confidential computing in an Arm compute platform.</text:span></text:p>
      <text:p text:style-name="P23"><text:span text:style-name="T5">Biography</text:span></text:p>
      <text:p text:style-name="P17"><text:span text:style-name="T6">David Hsu is FAE Director of Arm, leading FAE team of Taiwan for closer collaboration and communications internally and externally to accomplish partners and customers solutions. He has over 20 years of professional experience in the semiconductor industry. David Hsu joined Arm in 2011 as a CPU FAE as well as responsible for product marketing and sales project management and then left in 2017. After then, he joined Intelligo, a start-up invested by MediaTek, leading the business development team to explore opportunities in Japan, Korea, and US. In 2019 David was recruited by Arm again as FAE director to drive Arm’s IP solutions adoption. In addition to Arm, David worked at Faraday, Alpha Imaging Technology (MediaTek subsidiary) and BenQ, focusing on IC design work ranging from architecture definition, RTL coding, front-end/back-end implementation to IC verification and testing. He has rich experience in pre-sales strategy set-up and sales enablement. David received a master’s degree in Computer Science and Engineering at National Chiao Tung University.</text:span></text:p>
      <text:p text:style-name="P23"><text:span text:style-name="T5">Arm Inc.</text:span></text:p>
      <text:p text:style-name="P17"><text:span text:style-name="T6">Arm is the leading technology provider of processor IP, offering the widest range of processors to address the performance, power, and cost requirements of every device. Arm CPUs and NPUs include Cortex-A, Cortex-M, Cortex-R, Neoverse, Ethos and SecurCore.</text:span></text:p>
      <text:p text:style-name="P19"/>
      <text:h text:style-name="P4" text:outline-level="2"><text:span text:style-name="T1">Detailed Technical Program</text:span></text:h>
      <text:h text:style-name="P3" text:outline-level="2"><text:span text:style-name="T20">Day 1</text:span></text:h>
      <text:p text:style-name="P26"><text:span text:style-name="T21">Session 1: Best Paper Candidates</text:span></text:p>
      <text:p text:style-name="Standard"><text:span text:style-name="T10">Session: Chair: Chao Wang (</text:span><text:span text:style-name="T22">National Taiwan Normal University</text:span><text:span text:style-name="T10">)</text:span></text:p>
      <text:list xml:id="list3979964865" text:style-name="WWNum18">
        <text:list-item>
          <text:p text:style-name="P15"><text:span text:style-name="T16">(Real-time Systems Track)<text:line-break/></text:span><text:span text:style-name="T12">A Concurrency Framework for Priority-Aware Intercomponent Requests in CAmkES on seL4</text:span><text:span text:style-name="T9"><text:line-break/>Marion Sudvarg (</text:span><text:span text:style-name="T23">Washington University in St. Louis</text:span><text:span text:style-name="T9">) and Chris Gill (</text:span><text:span text:style-name="T23">Washington University in St. Louis</text:span><text:span text:style-name="T9">)</text:span></text:p>
        </text:list-item>
        <text:list-item>
          <text:p text:style-name="P15"><text:span text:style-name="T9">(</text:span><text:span text:style-name="T16">Embedded</text:span><text:span text:style-name="T9"> Systems Track)<text:line-break/></text:span><text:span text:style-name="T12">Statistical Hypothesis Testing of Controller Implementations Under Timing Uncertainties </text:span><text:span text:style-name="T14"><text:line-break/></text:span><text:span text:style-name="T14">Bineet Ghosh (</text:span><text:span text:style-name="T22">The University of North Carolina at Chapel Hill</text:span><text:span text:style-name="T14">), Clara Hobbs (</text:span><text:span text:style-name="T22">The University of North Carolina at Chapel Hill</text:span><text:span text:style-name="T14">), Shengjie Xu (</text:span><text:span text:style-name="T22">The University of North Carolina at Chapel Hill</text:span><text:span text:style-name="T14">), Parasara Sridhar Duggirala (</text:span><text:span text:style-name="T22">The University of North Carolina at Chapel Hill</text:span><text:span text:style-name="T14">), Jim Anderson (</text:span><text:span text:style-name="T22">The University of North Carolina at Chapel Hill</text:span><text:span text:style-name="T14">), P. S. Thiagarajan (</text:span><text:span text:style-name="T22">None</text:span><text:span text:style-name="T14">) and Samarjit Chakraborty (</text:span><text:span text:style-name="T22">The University of North Carolina at Chapel Hill</text:span><text:span text:style-name="T14">)</text:span></text:p>
        </text:list-item>
        <text:list-item>
          <text:p text:style-name="P15"><text:span text:style-name="T9">(IoT, CPS, </text:span><text:span text:style-name="T16">and</text:span><text:span text:style-name="T9"> Emerging Applications Track)<text:line-break/></text:span><text:span text:style-name="T12">Agnostic Hardware-Accelerated Operating System for Low-End IoT</text:span><text:span text:style-name="T9"><text:line-break/>Miguel Silva (</text:span><text:span text:style-name="T23">Centro ALGORITMI, Universidade do Minho</text:span><text:span text:style-name="T9">), Tiago Gomes (</text:span><text:span text:style-name="T23">Centro ALGORITMI, Universidade do Minho</text:span><text:span text:style-name="T9">) and Sandro Pinto (</text:span><text:span text:style-name="T23">Centro ALGORITMI, Universidade do Minho</text:span><text:span text:style-name="T9">)</text:span></text:p>
        </text:list-item>
      </text:list>
      <text:p text:style-name="P26"><text:span text:style-name="T21">Session 2a: Real-time Systems Track (I)</text:span></text:p>
      <text:p text:style-name="Standard"><text:span text:style-name="T10">Session: Chair: Chao Wang (</text:span><text:span text:style-name="T22">National Taiwan Normal University</text:span><text:span text:style-name="T10">) </text:span></text:p>
      <text:list xml:id="list750259158" text:style-name="WWNum27">
        <text:list-item>
          <text:p text:style-name="P6"><text:span text:style-name="T8">Anytime-Lidar: Deadline-aware 3D Object Detection</text:span><text:span text:style-name="T9"><text:line-break/>Ahmet Soyyigit (</text:span><text:span text:style-name="T23">University of Kansas</text:span><text:span text:style-name="T9">), Shuochao Yao (</text:span><text:span text:style-name="T23">George Mason University</text:span><text:span text:style-name="T9">) and Heechul Yun (</text:span><text:span text:style-name="T23">The University of Kansas</text:span><text:span text:style-name="T9">)</text:span></text:p>
        </text:list-item>
        <text:list-item>
          <text:p text:style-name="P6"><text:span text:style-name="T8">IP Core for Cache and Memory Thrashing</text:span><text:span text:style-name="T9"><text:line-break/>Michal Dobeš (</text:span><text:span text:style-name="T23">Honeywell Aerospace</text:span><text:span text:style-name="T9">), Pavel Zaykov (</text:span><text:span text:style-name="T23">Honeywell Aerospace</text:span><text:span text:style-name="T9">), Larry Miller (</text:span><text:span text:style-name="T23">Honeywell Aerospace</text:span><text:span text:style-name="T9">), Pavel Badin (</text:span><text:span text:style-name="T23">Honeywell Aerospace</text:span><text:span text:style-name="T9">) and Srivatsan Varadarajan (</text:span><text:span text:style-name="T23">Honeywell Aerospace</text:span><text:span text:style-name="T9">)</text:span></text:p>
        </text:list-item>
        <text:list-item>
          <text:p text:style-name="P6"><text:span text:style-name="T8">Analyzing Fixed Task Priority Based Memory Centric Scheduler for the 3-Phase Task Model </text:span><text:span text:style-name="T25"><text:line-break/></text:span><text:span text:style-name="T14">Jatin Arora (</text:span><text:span text:style-name="T22">CISTER Research Centre, ISEP, Porto</text:span><text:span text:style-name="T14">), Syed Aftab Rashid (</text:span><text:span text:style-name="T22">CISTER Research Centre, ISEP and VORTEX CoLab, Porto</text:span><text:span text:style-name="T14">), Cláudio Maia (</text:span><text:span text:style-name="T22">CISTER Research Centre, ISEP, Porto</text:span><text:span text:style-name="T14">) and Eduardo Tovar (</text:span><text:span text:style-name="T22">CISTER Research Centre, ISEP, Porto</text:span><text:span text:style-name="T14">)</text:span></text:p>
        </text:list-item>
      </text:list>
      <text:p text:style-name="P26"><text:span text:style-name="T21">Session 2b: IoT, CPS, and Emerging Applications Track (I)</text:span></text:p>
      <text:p text:style-name="Standard"><text:span text:style-name="T10">Session: Chair: Po-Chun Huang (</text:span><text:span text:style-name="T22">National Taipei University of Technology</text:span><text:span text:style-name="T10">)</text:span></text:p>
      <text:list xml:id="list849517029" text:style-name="WWNum19">
        <text:list-item>
          <text:p text:style-name="P7"><text:span text:style-name="T8">An Open-World Time-Series Sensing Framework for Embedded Edge Devices</text:span><text:span text:style-name="T11"><text:line-break/></text:span><text:span text:style-name="T14">Abdulrahman Bukhari (</text:span><text:span text:style-name="T22">University of California - Riverside</text:span><text:span text:style-name="T14">), Seyedmehdi Hosseinimotlagh (</text:span><text:span text:style-name="T22">University of California - Riverside</text:span><text:span text:style-name="T14">) and Hyoseung Kim (</text:span><text:span text:style-name="T22">University of California - Riverside</text:span><text:span text:style-name="T14">)</text:span></text:p>
        </text:list-item>
        <text:list-item>
          <text:p text:style-name="P7"><text:span text:style-name="T8">Distributed Successive Packet Scheduling for Multi-Channel Real-Time Wireless Networks</text:span><text:span text:style-name="T11"><text:line-break/></text:span><text:soft-page-break/><text:span text:style-name="T14">Dawei Shen (</text:span><text:span text:style-name="T22">Northeastern University</text:span><text:span text:style-name="T14">), Tianyu Zhang (</text:span><text:span text:style-name="T22">Northeastern University</text:span><text:span text:style-name="T14">), Jiachen Wang (</text:span><text:span text:style-name="T22">University of Connecticut</text:span><text:span text:style-name="T14">), Qingxu Deng (</text:span><text:span text:style-name="T22">Northeastern University</text:span><text:span text:style-name="T14">), Song Han (</text:span><text:span text:style-name="T22">University of Connecticut</text:span><text:span text:style-name="T14">) and Xiaobo Sharon Hu (</text:span><text:span text:style-name="T22">University of Notre Dame</text:span><text:span text:style-name="T14">)</text:span></text:p>
        </text:list-item>
        <text:list-item>
          <text:p text:style-name="P7"><text:span text:style-name="T8">QoS Guaranteed Resource Allocation for Coexisting eMBB and URLLC Traffic in 5G Industrial Networks </text:span><text:span text:style-name="T11"><text:line-break/></text:span><text:span text:style-name="T14">Dawei Shen (</text:span><text:span text:style-name="T22">Northeastern University</text:span><text:span text:style-name="T14">), Tianyu Zhang (</text:span><text:span text:style-name="T22">Northeastern University</text:span><text:span text:style-name="T14">), Jiachen Wang (</text:span><text:span text:style-name="T22">University of Connecticut</text:span><text:span text:style-name="T14">), Qingxu Deng (</text:span><text:span text:style-name="T22">Northeastern University</text:span><text:span text:style-name="T14">), Song Han (</text:span><text:span text:style-name="T22">University of Connecticut</text:span><text:span text:style-name="T14">) and Xiaobo Sharon Hu (</text:span><text:span text:style-name="T22">University of Notre Dame</text:span><text:span text:style-name="T14">)</text:span></text:p>
        </text:list-item>
      </text:list>
      <text:p text:style-name="P26"><text:span text:style-name="T21">Session 3a: Real-time Systems Track (II)</text:span></text:p>
      <text:p text:style-name="Standard"><text:span text:style-name="T10">Session: Chair: Chung-Wei Lin (</text:span><text:span text:style-name="T22">National Taiwan University</text:span><text:span text:style-name="T10">)</text:span></text:p>
      <text:list xml:id="list2362596694" text:style-name="WWNum20">
        <text:list-item>
          <text:p text:style-name="P8"><text:span text:style-name="T8">The Role of Causality in a Formal Definition of Timing Anomalies </text:span><text:span text:style-name="T25"><text:line-break/></text:span><text:span text:style-name="T14">Benjamin Binder (</text:span><text:span text:style-name="T22">Université Paris-Saclay, CEA, List</text:span><text:span text:style-name="T14">), Mihail Asavoae (</text:span><text:span text:style-name="T22">Université Paris-Saclay, CEA, List</text:span><text:span text:style-name="T14">), Florian Brandner (</text:span><text:span text:style-name="T22">LTCI, Télécom Paris, Institut Polytechnique de Paris</text:span><text:span text:style-name="T14">), Belgacem Ben Hedia (</text:span><text:span text:style-name="T22">Université Paris-Saclay, CEA, List</text:span><text:span text:style-name="T14">) and Mathieu Jan (</text:span><text:span text:style-name="T22">Université Paris-Saclay, CEA, List</text:span><text:span text:style-name="T14">)</text:span></text:p>
        </text:list-item>
        <text:list-item>
          <text:p text:style-name="P8"><text:span text:style-name="T8">Building Time-Triggered Schedules for typed-DAG Tasks with alternative implementations </text:span><text:span text:style-name="T25"><text:line-break/></text:span><text:span text:style-name="T14">Zahaf Houssam Eddine (</text:span><text:span text:style-name="T22">University of Nantes</text:span><text:span text:style-name="T14">) and Nicola Capodieci (</text:span><text:span text:style-name="T22">University of Modena and Reggio Emilia</text:span><text:span text:style-name="T14">)</text:span></text:p>
        </text:list-item>
        <text:list-item>
          <text:p text:style-name="P8"><text:span text:style-name="T11">Special Invited Talk from Your Program Chair: Cong Liu</text:span></text:p>
        </text:list-item>
      </text:list>
      <text:p text:style-name="P26"><text:span text:style-name="T21">Session 3b: Embedded Systems Track (I)</text:span></text:p>
      <text:p text:style-name="Standard"><text:span text:style-name="T10">Session: Chair: Tony Tan (</text:span><text:span text:style-name="T22">National Taiwan University</text:span><text:span text:style-name="T10">)</text:span></text:p>
      <text:list xml:id="list4052931103" text:style-name="WWNum21">
        <text:list-item>
          <text:p text:style-name="P9"><text:span text:style-name="T8">Exploiting Binary Equilibrium for Efficient LDPC Decoding in 3D NAND Flash </text:span><text:span text:style-name="T11"><text:line-break/></text:span><text:span text:style-name="T14">Hsiang-Sen Hsu (</text:span><text:span text:style-name="T22">National Yang Ming Chiao Tung University</text:span><text:span text:style-name="T14">) and Li-Pin Chang (</text:span><text:span text:style-name="T22">National Yang Ming Chiao Tung University</text:span><text:span text:style-name="T14">)</text:span></text:p>
        </text:list-item>
        <text:list-item>
          <text:p text:style-name="P9"><text:span text:style-name="T8">DeepPicarMicro: Applying TinyML to Autonomous Cyber Physical Systems </text:span><text:span text:style-name="T11"><text:line-break/></text:span><text:span text:style-name="T14">Michael Bechtel (</text:span><text:span text:style-name="T22">University of Kansas</text:span><text:span text:style-name="T14">), Qitao Weng (</text:span><text:span text:style-name="T22">University of Kansas</text:span><text:span text:style-name="T14">) and Heechul Yun (</text:span><text:span text:style-name="T22">The University of Kansas</text:span><text:span text:style-name="T14">)</text:span></text:p>
        </text:list-item>
        <text:list-item>
          <text:p text:style-name="P9"><text:span text:style-name="T8">DVFS Virtualization for Energy Minimization of Mixed-Criticality Dual-OS Platforms </text:span><text:span text:style-name="T11"><text:line-break/></text:span><text:span text:style-name="T14">Takumi Komori (</text:span><text:span text:style-name="T22">Nagoya University</text:span><text:span text:style-name="T14">), Yutaka Masuda (</text:span><text:span text:style-name="T22">Nagoya University</text:span><text:span text:style-name="T14">) and Tohru Ishihara (</text:span><text:span text:style-name="T22">Nagoya University</text:span><text:span text:style-name="T14">)</text:span></text:p>
        </text:list-item>
      </text:list>
      <text:p text:style-name="P20"/>
      <text:h text:style-name="P4" text:outline-level="2"><text:span text:style-name="T20">Day 2</text:span></text:h>
      <text:p text:style-name="P26"><text:span text:style-name="T21">Session 4: Invited Papers</text:span></text:p>
      <text:p text:style-name="Standard"><text:span text:style-name="T10">Session Chair: Shih-Hao Hung (</text:span><text:span text:style-name="T22">National Taiwan University</text:span><text:span text:style-name="T10">)</text:span></text:p>
      <text:list xml:id="list1510817018" text:style-name="WWNum15">
        <text:list-item>
          <text:p text:style-name="P10"><text:span text:style-name="T8">Performance Acceleration of Secure Machine Learning Computations for Edge Applications</text:span><text:span text:style-name="T10"><text:line-break/>Zi-Jie Lin (</text:span><text:span text:style-name="T22">National Taiwan University</text:span><text:span text:style-name="T10">), Chuan-Chi Wang (</text:span><text:span text:style-name="T22">National Taiwan University</text:span><text:span text:style-name="T10">), Chia-Heng Tu (</text:span><text:span text:style-name="T22">National Cheng Kung University</text:span><text:span text:style-name="T10">) and Shih-Hao Hung (</text:span><text:span text:style-name="T22">National Taiwan University</text:span><text:span text:style-name="T10">).</text:span></text:p>
        </text:list-item>
        <text:list-item>
          <text:p text:style-name="P10"><text:span text:style-name="T29">On the Trade-offs between Generalization and Specialization in Real-Time Systems</text:span><text:span text:style-name="T10"><text:line-break/>Robin Edmaier (</text:span><text:span text:style-name="T22">TU Dortmund University</text:span><text:span text:style-name="T10">), Jian-Jia Chen (</text:span><text:span text:style-name="T22">TU Dortmund University</text:span><text:span text:style-name="T10">) and Niklas Ueter (</text:span><text:span text:style-name="T22">TU Dortmund University</text:span><text:span text:style-name="T10">).</text:span></text:p>
        </text:list-item>
      </text:list>
      <text:p text:style-name="P26"><text:span text:style-name="T21">Session 5a: Embedded Systems Track (II)</text:span></text:p>
      <text:p text:style-name="Standard"><text:span text:style-name="T10">Session: Chair: Tseng-Yi Chen (</text:span><text:span text:style-name="T22">National Central University</text:span><text:span text:style-name="T10">)</text:span></text:p>
      <text:list xml:id="list1498482100" text:style-name="WWNum25">
        <text:list-item>
          <text:p text:style-name="P11"><text:span text:style-name="T8">IPDeN: Real-Time deflection-based NoC with in-order flits delivery </text:span><text:span text:style-name="T11"><text:line-break/></text:span><text:span text:style-name="T14">Yilian Ribot González (</text:span><text:span text:style-name="T22">CISTER Research Centre, ISEP</text:span><text:span text:style-name="T14">), Geoffrey Nelissen (</text:span><text:span text:style-name="T22">TU Eindhoven</text:span><text:span text:style-name="T14">) and Eduardo Tovar (</text:span><text:span text:style-name="T22">CISTER Research Centre, ISEP</text:span><text:span text:style-name="T14">)</text:span></text:p>
        </text:list-item>
        <text:list-item>
          <text:p text:style-name="P11"><text:span text:style-name="T8">Scalable and Bounded-time Decisions on Edge Device Network using Eclipse Zenoh </text:span><text:span text:style-name="T11"><text:line-break/></text:span><text:span text:style-name="T14">Chi-Sheng Shih (</text:span><text:span text:style-name="T22">National Taiwan University</text:span><text:span text:style-name="T14">), Hsiang-Jui Lin (</text:span><text:span text:style-name="T22">National Taiwan University</text:span><text:span text:style-name="T14">), Yuyuan Yuan (</text:span><text:span text:style-name="T22">National Taiwan University</text:span><text:span text:style-name="T14">), Yi-Hung Kuo (</text:span><text:span text:style-name="T22">National Taiwan University</text:span><text:span text:style-name="T14">) and Wen-Yew Liang (</text:span><text:span text:style-name="T22">ZettaScale Technology Inc.</text:span><text:span text:style-name="T14">)</text:span></text:p>
        </text:list-item>
        <text:list-item>
          <text:p text:style-name="P11"><text:span text:style-name="T8">Design Methodology for Deep Out-of-Distribution Detectors in Real-Time Cyber-Physical Systems</text:span><text:span text:style-name="T11"><text:line-break/>Michael Yuhas (</text:span><text:span text:style-name="T24">Nanyang Technological University</text:span><text:span text:style-name="T11">), Daniel Jun Xian Ng (</text:span><text:span text:style-name="T24">Nanyang Technological University</text:span><text:span text:style-name="T11">) and Arvind Easwaran (</text:span><text:span text:style-name="T24">Nanyang Technological University</text:span><text:span text:style-name="T11">)</text:span></text:p>
        </text:list-item>
      </text:list>
      <text:p text:style-name="P26"><text:span text:style-name="T21">Session 5b: IoT, CPS, and Emerging Applications Track (II)</text:span></text:p>
      <text:p text:style-name="Standard"><text:span text:style-name="T10">Session: Chair: Chung-Wei Lin (</text:span><text:span text:style-name="T22">National Taiwan University</text:span><text:span text:style-name="T10">) </text:span></text:p>
      <text:list xml:id="list4037029618" text:style-name="WWNum26">
        <text:list-item>
          <text:p text:style-name="P12"><text:span text:style-name="T8">Segment-Level FP-Scheduling in FreeRTOS </text:span><text:span text:style-name="T11"><text:line-break/></text:span><text:span text:style-name="T14">Robin Edmaier (</text:span><text:span text:style-name="T22">TU Dortmund University</text:span><text:span text:style-name="T14">), Jian-Jia Chen (</text:span><text:span text:style-name="T22">TU Dortmund University</text:span><text:span text:style-name="T14">) and Niklas Ueter (</text:span><text:span text:style-name="T22">TU Dortmund University</text:span><text:span text:style-name="T14">)</text:span></text:p>
        </text:list-item>
        <text:list-item>
          <text:p text:style-name="P12"><text:span text:style-name="T8">Enabling Real-time AI Inference on Mobile Devices via GPU-CPU Collaborative Execution </text:span><text:span text:style-name="T11"><text:line-break/></text:span><text:span text:style-name="T14">Hao Li (</text:span><text:span text:style-name="T22">Hong Kong Baptist University</text:span><text:span text:style-name="T14">), Joseph Ng (</text:span><text:span text:style-name="T22">Hong Kong Baptist University</text:span><text:span text:style-name="T14">) and Tarek Abdelzaher (</text:span><text:span text:style-name="T22">University of Illinois at Urbana-Champaign</text:span><text:span text:style-name="T14">)</text:span></text:p>
        </text:list-item>
        <text:list-item>
          <text:p text:style-name="P12"><text:span text:style-name="T8">Energy-Adaptive Real-time Sensing for Batteryless Devices</text:span><text:span text:style-name="T10"><text:line-break/>Mohsen Karimi (</text:span><text:span text:style-name="T24">University of California Riverside</text:span><text:span text:style-name="T10">), Yidi Wang (</text:span><text:span text:style-name="T24">University of California Riverside</text:span><text:span text:style-name="T10">) and Hyoseung Kim (</text:span><text:span text:style-name="T24">University of California Riverside</text:span><text:span text:style-name="T10">)</text:span></text:p>
        </text:list-item>
      </text:list>
      <text:p text:style-name="P20"/>
      <text:h text:style-name="P4" text:outline-level="2"><text:span text:style-name="T20">Day 3</text:span></text:h>
      <text:p text:style-name="P26"><text:span text:style-name="T26">(Special notice: Due to the schedule, Sessions 6b will start after Session 6a.)</text:span></text:p>
      <text:p text:style-name="P26"><text:span text:style-name="T21">Session 6a: Short Paper Session (Embedded Systems Track)</text:span></text:p>
      <text:p text:style-name="Standard"><text:span text:style-name="T10">Session: Chair: Po-Chun Huang (</text:span><text:span text:style-name="T22">National Taipei University of Technology</text:span><text:span text:style-name="T10">)</text:span></text:p>
      <text:list xml:id="list1616468935" text:style-name="WWNum22">
        <text:list-item>
          <text:p text:style-name="P13"><text:span text:style-name="T8">Controlling High-Performance Platform Uncertainties with Timing Diversity</text:span><text:span text:style-name="T11"><text:line-break/>Robin Hapka (</text:span><text:span text:style-name="T24">Techniche Universität Braunschweig - Institute of Computer and Network Engineering</text:span><text:span text:style-name="T11">), Anika Christmann (</text:span><text:span text:style-name="T24">Techniche Universität Braunschweig - Institute of Computer and Network Engineering</text:span><text:span text:style-name="T11">) and Rolf Ernst (</text:span><text:span text:style-name="T24">Techniche Universität Braunschweig - Institute of Computer and Network Engineering</text:span><text:span text:style-name="T11">)</text:span></text:p>
        </text:list-item>
        <text:list-item>
          <text:p text:style-name="P13"><text:span text:style-name="T8">QoS-MAN: A Novel QoS Mapping Algorithm for TSN-5G Flows</text:span><text:span text:style-name="T11"><text:line-break/>Zenepe Satka (</text:span><text:span text:style-name="T24">Mälardalen University</text:span><text:span text:style-name="T11">), Mohammad Ashjaei (</text:span><text:span text:style-name="T24">Mälardalen University</text:span><text:span text:style-name="T11">), Hossein Fotouhi (</text:span><text:span text:style-name="T24">Mälardalen University</text:span><text:span text:style-name="T11">), Masoud Daneshtalab (</text:span><text:span text:style-name="T24">Mälardalen University</text:span><text:span text:style-name="T11">), Mikael Sjödin (</text:span><text:span text:style-name="T24">Mälardalen University</text:span><text:span text:style-name="T11">) and Saad Mubeen (</text:span><text:span text:style-name="T24">Mälardalen University</text:span><text:span text:style-name="T11">)</text:span></text:p>
        </text:list-item>
      </text:list>
      <text:p text:style-name="P26"><text:span text:style-name="T21">Session 6b: Short Paper Session (Real Time Systems Track)</text:span></text:p>
      <text:p text:style-name="Standard"><text:span text:style-name="T10">Session: Chair: Po-Chun Huang (</text:span><text:span text:style-name="T22">National Taipei University of Technology</text:span><text:span text:style-name="T10">) </text:span></text:p>
      <text:list xml:id="list3579766326" text:style-name="WWNum17">
        <text:list-item>
          <text:p text:style-name="P14"><text:span text:style-name="T8">Using Trace Data for Run-Time Optimization of Parallel Execution in Real-Time Multi-Core Systems</text:span><text:span text:style-name="T10"><text:line-break/>Florian Schade (</text:span><text:span text:style-name="T24">Karlsruhe Institute of Technology</text:span><text:span text:style-name="T10">), Timo Sandmann (</text:span><text:span text:style-name="T24">Karlsruhe Institute of Technology</text:span><text:span text:style-name="T10">), Jürgen Becker (</text:span><text:span text:style-name="T24">Karlsruhe Institute of Technology</text:span><text:span text:style-name="T10">) and Henrik Theiling (</text:span><text:span text:style-name="T24">SYSGO GmbH</text:span><text:span text:style-name="T10">)</text:span></text:p>
        </text:list-item>
        <text:list-item>
          <text:p text:style-name="P14"><text:span text:style-name="T10">Special Invited Talk from Your Program Chair: Zdeněk Hanzálek</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mo" svg:font-family="Arimo, Tahoma, NanumGothic, '맑은 고딕', 'Malgun Gothic', '맑은 고딕', Dotum, sans-serif"/>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ヒラギノ角ゴ Pro W3" svg:font-family="'ヒラギノ角ゴ Pro W3'" style:font-family-generic="system" style:font-pitch="variable"/>
    <style:font-face style:name="新細明體" svg:font-family="新細明體" style:font-family-generic="system" style:font-pitch="variable"/>
    <style:font-face style:name="標楷體" svg:font-family="標楷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新細明體"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Calibri" fo:font-size="12pt" fo:language="en" fo:country="US" style:letter-kerning="true" style:font-name-asian="新細明體" style:font-size-asian="12pt" style:language-asian="zh" style:country-asian="TW"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orphans="2" fo:widows="2"/>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line-height="300%" fo:keep-with-next="always"/>
      <style:text-properties style:font-name="Calibri Light" fo:font-family="'Calibri Light'" style:font-family-generic="roman" style:font-pitch="variable" fo:font-size="24pt" fo:font-weight="bold" style:font-name-asian="新細明體" style:font-family-asian="新細明體"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3335in" fo:margin-right="0in"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Body" style:family="paragraph" style:default-outline-level="">
      <style:paragraph-properties fo:margin-top="0in" fo:margin-bottom="0in" loext:contextual-spacing="false" fo:line-height="150%" fo:text-align="start" style:justify-single-word="false" fo:orphans="2" fo:widows="2" style:writing-mode="lr-tb"/>
      <style:text-properties fo:color="#000000" style:font-name="Helvetica" fo:font-family="Helvetica" style:font-family-generic="roman" style:font-pitch="variable" style:letter-kerning="false"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PaperStyle" style:family="paragraph" style:default-outline-level="">
      <style:paragraph-properties fo:margin-top="0.0417in" fo:margin-bottom="0.0417in" loext:contextual-spacing="false" fo:text-align="start" style:justify-single-word="false" fo:keep-together="always" fo:orphans="2" fo:widows="2" style:writing-mode="lr-tb"/>
      <style:text-properties style:font-name="Calibri" fo:font-family="Calibri" style:font-family-generic="roman" style:font-pitch="variable" style:letter-kerning="false" style:language-asian="en" style:country-asian="US" style:font-size-complex="12pt"/>
    </style:style>
    <style:style style:name="Default_20_Paragraph_20_Font" style:display-name="Default Paragraph Font" style:family="text"/>
    <style:style style:name="標題_20_1_20_字元" style:display-name="標題 1 字元"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標題_20_2_20_字元" style:display-name="標題 2 字元" style:family="text" style:parent-style-name="Default_20_Paragraph_20_Font">
      <style:text-properties style:font-name="Calibri Light" fo:font-family="'Calibri Light'" style:font-family-generic="roman" style:font-pitch="variable" fo:font-size="24pt" fo:font-weight="bold" style:font-name-asian="新細明體" style:font-family-asian="新細明體" style:font-family-generic-asian="system" style:font-pitch-asian="variable" style:font-size-asian="24pt" style:font-weight-asian="bold" style:font-name-complex="F" style:font-family-generic-complex="system" style:font-pitch-complex="variable" style:font-size-complex="24pt" style:font-weight-complex="bold"/>
    </style:style>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3335in" fo:margin-left="0.3335in"/>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3335in" fo:margin-left="0.6665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3335in" fo:margin-left="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3335in" fo:margin-left="1.333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fo:text-indent="-0.3335in" fo:margin-left="1.666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fo:text-indent="-0.3335in" fo:margin-left="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3335in" fo:margin-left="2.3335in"/>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3335in" fo:margin-left="2.666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fo:text-indent="-0.3335in" fo:margin-left="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3335in" fo:margin-left="0.3335in"/>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3335in" fo:margin-left="0.6665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3335in" fo:margin-left="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3335in" fo:margin-left="1.333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fo:text-indent="-0.3335in" fo:margin-left="1.666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fo:text-indent="-0.3335in" fo:margin-left="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3335in" fo:margin-left="2.3335in"/>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3335in" fo:margin-left="2.666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fo:text-indent="-0.3335in" fo:margin-left="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3335in" fo:margin-left="0.3335in"/>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3335in" fo:margin-left="0.6665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3335in" fo:margin-left="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3335in" fo:margin-left="1.333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fo:text-indent="-0.3335in" fo:margin-left="1.666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fo:text-indent="-0.3335in" fo:margin-left="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3335in" fo:margin-left="2.3335in"/>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3335in" fo:margin-left="2.666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fo:text-indent="-0.3335in" fo:margin-left="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3335in" fo:margin-left="0.3335in"/>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3335in" fo:margin-left="0.6665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3335in" fo:margin-left="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3335in" fo:margin-left="1.333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fo:text-indent="-0.3335in" fo:margin-left="1.666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fo:text-indent="-0.3335in" fo:margin-left="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3335in" fo:margin-left="2.3335in"/>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3335in" fo:margin-left="2.666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fo:text-indent="-0.3335in" fo:margin-left="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3335in" fo:margin-left="0.3335in"/>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3335in" fo:margin-left="0.6665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3335in" fo:margin-left="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3335in" fo:margin-left="1.333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fo:text-indent="-0.3335in" fo:margin-left="1.666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fo:text-indent="-0.3335in" fo:margin-left="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3335in" fo:margin-left="2.3335in"/>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3335in" fo:margin-left="2.666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fo:text-indent="-0.3335in" fo:margin-left="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335in" fo:margin-left="0.3335in"/>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3335in" fo:margin-left="0.6665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3335in" fo:margin-left="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3335in" fo:margin-left="1.333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fo:text-indent="-0.3335in" fo:margin-left="1.666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fo:text-indent="-0.3335in" fo:margin-left="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3335in" fo:margin-left="2.3335in"/>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3335in" fo:margin-left="2.666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fo:text-indent="-0.3335in" fo:margin-left="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3335in" fo:margin-left="0.3335in"/>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3335in" fo:margin-left="0.6665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3335in" fo:margin-left="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3335in" fo:margin-left="1.333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fo:text-indent="-0.3335in" fo:margin-left="1.666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fo:text-indent="-0.3335in" fo:margin-left="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3335in" fo:margin-left="2.3335in"/>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3335in" fo:margin-left="2.666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fo:text-indent="-0.3335in" fo:margin-left="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3335in" fo:margin-left="0.3335in"/>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3335in" fo:margin-left="0.6665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3335in" fo:margin-left="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3335in" fo:margin-left="1.333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fo:text-indent="-0.3335in" fo:margin-left="1.666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fo:text-indent="-0.3335in" fo:margin-left="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3335in" fo:margin-left="2.3335in"/>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3335in" fo:margin-left="2.666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fo:text-indent="-0.3335in" fo:margin-left="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335in" fo:margin-left="0.3335in"/>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fo:text-indent="-0.3335in" fo:margin-left="0.6665in"/>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fo:text-indent="-0.3335in" fo:margin-left="1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3335in" fo:margin-left="1.333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fo:text-indent="-0.3335in" fo:margin-left="1.666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fo:text-indent="-0.3335in" fo:margin-left="2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3335in" fo:margin-left="2.3335in"/>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fo:text-indent="-0.3335in" fo:margin-left="2.666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fo:text-indent="-0.3335in" fo:margin-left="3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甲, 乙, 丙, ..." text:display-levels="2">
        <style:list-level-properties text:list-level-position-and-space-mode="label-alignment">
          <style:list-level-label-alignment text:label-followed-by="listtab" fo:text-indent="-0.3335in" fo:margin-left="0.6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335in" fo:margin-left="1in"/>
        </style:list-level-properties>
      </text:list-level-style-number>
      <text:list-level-style-number text:level="4" style:num-format="1" text:display-levels="2">
        <style:list-level-properties text:list-level-position-and-space-mode="label-alignment">
          <style:list-level-label-alignment text:label-followed-by="listtab" fo:text-indent="-0.3335in" fo:margin-left="1.3335in"/>
        </style:list-level-properties>
      </text:list-level-style-number>
      <text:list-level-style-number text:level="5" style:num-format="甲, 乙, 丙, ..." text:display-levels="2">
        <style:list-level-properties text:list-level-position-and-space-mode="label-alignment">
          <style:list-level-label-alignment text:label-followed-by="listtab" fo:text-indent="-0.3335in" fo:margin-left="1.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335in" fo:margin-left="2in"/>
        </style:list-level-properties>
      </text:list-level-style-number>
      <text:list-level-style-number text:level="7" style:num-format="1" text:display-levels="2">
        <style:list-level-properties text:list-level-position-and-space-mode="label-alignment">
          <style:list-level-label-alignment text:label-followed-by="listtab" fo:text-indent="-0.3335in" fo:margin-left="2.3335in"/>
        </style:list-level-properties>
      </text:list-level-style-number>
      <text:list-level-style-number text:level="8" style:num-format="甲, 乙, 丙, ..." text:display-levels="2">
        <style:list-level-properties text:list-level-position-and-space-mode="label-alignment">
          <style:list-level-label-alignment text:label-followed-by="listtab" fo:text-indent="-0.3335in" fo:margin-left="2.6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33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ng Chang Yang (CSD)</meta:initial-creator>
    <meta:editing-cycles>3</meta:editing-cycles>
    <meta:print-date>2022-07-28T03:05:00</meta:print-date>
    <meta:creation-date>2022-08-15T11:45:00</meta:creation-date>
    <dc:date>2022-08-21T12:28:30.456706884</dc:date>
    <meta:editing-duration>PT1M58S</meta:editing-duration>
    <meta:generator>LibreOffice/6.4.7.2$Linux_X86_64 LibreOffice_project/40$Build-2</meta:generator>
    <meta:document-statistic meta:table-count="1" meta:image-count="0" meta:object-count="0" meta:page-count="8" meta:paragraph-count="133" meta:word-count="2440" meta:character-count="17052" meta:non-whitespace-character-count="147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